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 or False)" xlink:type="simple">get_tax_amount</text:a></text:p>
          </table:table-cell>
          <table:table-cell table:style-name="ce29" office:value-type="string">
            <text:p><text:a xlink:href="python://(line.price_unit or 0)*line.product_qty + get_tax_amount(line or 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6T11:18:18</dc:date>
    <meta:generator>LibreOffice/3.5$Linux_X86_64 LibreOffice_project/350m1$Build-2</meta:generator>
    <meta:editing-duration>PT23H20M24S</meta:editing-duration>
    <meta:editing-cycles>198</meta:editing-cycles>
    <dc:creator>phung11764 </dc:creator>
    <meta:document-statistic meta:table-count="3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